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ab4ad" draw:fill-color="#fab4ad" draw:textarea-horizontal-align="justify" draw:textarea-vertical-align="middle" draw:auto-grow-height="false" fo:min-height="0.512cm" fo:min-width="1.532cm"/>
    </style:style>
    <style:style style:name="gr2" style:family="graphic" style:parent-style-name="standard">
      <style:graphic-properties svg:stroke-color="#000000" draw:fill-color="#a32c2c" draw:textarea-horizontal-align="justify" draw:textarea-vertical-align="middle" draw:auto-grow-height="false" fo:min-height="0.379cm" fo:min-width="1.207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59cm"/>
    </style:style>
    <style:style style:name="gr5" style:family="graphic" style:parent-style-name="standard">
      <style:graphic-properties svg:stroke-color="#000000" draw:fill-color="#66ff66" draw:textarea-horizontal-align="justify" draw:textarea-vertical-align="middle" draw:auto-grow-height="false" fo:min-height="0.379cm" fo:min-width="1.20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79cm" fo:min-width="1.207cm"/>
    </style:style>
    <style:style style:name="gr7" style:family="graphic" style:parent-style-name="standard">
      <style:graphic-properties draw:stroke="none" svg:stroke-color="#000000" draw:fill="none" draw:fill-color="#ffffff" fo:min-height="0.617cm"/>
    </style:style>
    <style:style style:name="gr8" style:family="graphic" style:parent-style-name="standard">
      <style:graphic-properties svg:stroke-color="#000000" draw:fill-color="#e4d7bc" draw:textarea-horizontal-align="justify" draw:textarea-vertical-align="middle" draw:auto-grow-height="false" fo:min-height="0.512cm" fo:min-width="0.262cm"/>
    </style:style>
    <style:style style:name="gr9" style:family="graphic" style:parent-style-name="standard">
      <style:graphic-properties svg:stroke-color="#000000" draw:fill-color="#e0e810" draw:textarea-horizontal-align="justify" draw:textarea-vertical-align="middle" draw:auto-grow-height="false" fo:min-height="0.379cm" fo:min-width="1.207cm"/>
    </style:style>
    <style:style style:name="gr10" style:family="graphic" style:parent-style-name="standard">
      <style:graphic-properties draw:stroke="none" svg:stroke-color="#000000" draw:fill="none" draw:fill-color="#ffffff" fo:min-height="0.636cm"/>
    </style:style>
    <style:style style:name="P1" style:family="paragraph">
      <loext:graphic-properties draw:fill-color="#fab4ad"/>
      <style:paragraph-properties fo:text-align="center"/>
    </style:style>
    <style:style style:name="P2" style:family="paragraph">
      <loext:graphic-properties draw:fill-color="#a32c2c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e4d7bc"/>
      <style:paragraph-properties fo:text-align="center"/>
    </style:style>
    <style:style style:name="P7" style:family="paragraph">
      <loext:graphic-properties draw:fill-color="#e0e81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0.762cm" svg:x="0.25cm" svg:y="0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13cm" svg:height="0.889cm" svg:x="0.111cm" svg:y="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553cm" svg:height="1.016cm" svg:x="2.524cm" svg:y="0.238cm">
          <draw:text-box>
            <text:p><text:span text:style-name="T1">SNP</text:span></text:p>
          </draw:text-box>
        </draw:frame>
        <draw:frame draw:style-name="gr4" draw:text-style-name="P3" draw:layer="layout" svg:width="2.977cm" svg:height="0.84cm" svg:x="2.524cm" svg:y="1.254cm">
          <draw:text-box>
            <text:p><text:span text:style-name="T1">SNP </text:span><text:span text:style-name="T1">gen</text:span><text:span text:style-name="T1">e</text:span></text:p>
          </draw:text-box>
        </draw:frame>
        <draw:custom-shape draw:style-name="gr5" draw:text-style-name="P4" draw:layer="layout" svg:width="2.413cm" svg:height="0.889cm" svg:x="0.123cm" svg:y="4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413cm" svg:height="0.889cm" svg:x="0.123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515cm" svg:height="0.84cm" svg:x="2.536cm" svg:y="4.302cm">
          <draw:text-box>
            <text:p><text:span text:style-name="T1">TF </text:span><text:span text:style-name="T1">gene</text:span></text:p>
          </draw:text-box>
        </draw:frame>
        <draw:frame draw:style-name="gr7" draw:text-style-name="P3" draw:layer="layout" svg:width="3.023cm" svg:height="0.867cm" svg:x="2.536cm" svg:y="5.318cm">
          <draw:text-box>
            <text:p><text:span text:style-name="T1">Path </text:span><text:span text:style-name="T1">gene</text:span></text:p>
          </draw:text-box>
        </draw:frame>
        <draw:custom-shape draw:style-name="gr8" draw:text-style-name="P6" draw:layer="layout" svg:width="0.762cm" svg:height="0.762cm" svg:x="0.924cm" svg:y="2.3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413cm" svg:height="0.889cm" svg:x="0.111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794cm" svg:height="1.016cm" svg:x="2.524cm" svg:y="2.27cm">
          <draw:text-box>
            <text:p><text:span text:style-name="T1">CpG</text:span></text:p>
          </draw:text-box>
        </draw:frame>
        <draw:frame draw:style-name="gr10" draw:text-style-name="P3" draw:layer="layout" svg:width="3.099cm" svg:height="0.886cm" svg:x="2.524cm" svg:y="3.286cm">
          <draw:text-box>
            <text:p><text:span text:style-name="T1">CpG ge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6cm" fo:margin-bottom="0cm" fo:margin-left="0.04cm" fo:margin-right="0cm" fo:page-width="5.58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6:52:25.556326861</meta:creation-date>
    <dc:date>2018-04-08T17:19:10.196864818</dc:date>
    <meta:editing-duration>PT2M19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